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abel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label1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se Melchor gutierrez</meta:initial-creator>
    <dc:creator>Jose Melchor gutierrez</dc:creator>
    <meta:creation-date>2022-03-05T19:15:28Z</meta:creation-date>
    <dc:date>2022-03-05T20:57:02Z</dc:date>
  </office:meta>
</office:document-meta>
</file>